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2319b5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6pt" officeooo:paragraph-rsid="002319b5" style:font-size-asian="16pt" style:font-size-complex="16pt"/>
    </style:style>
    <style:style style:name="P4" style:family="paragraph" style:parent-style-name="Standard">
      <style:text-properties fo:font-size="16pt" officeooo:paragraph-rsid="0024287c" style:font-size-asian="16pt" style:font-size-complex="16pt"/>
    </style:style>
    <style:style style:name="T1" style:family="text">
      <style:text-properties officeooo:rsid="001fea85"/>
    </style:style>
    <style:style style:name="T2" style:family="text">
      <style:text-properties officeooo:rsid="00213e54"/>
    </style:style>
    <style:style style:name="T3" style:family="text">
      <style:text-properties officeooo:rsid="002319b5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7f5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No-<text:span text:style-name="T3">3</text:span></text:p>
      <text:p text:style-name="P4">Div-B</text:p>
      <text:p text:style-name="P4">Seat No: B150694<text:span text:style-name="T5">205</text:span></text:p>
      <text:p text:style-name="P4">Name: <text:span text:style-name="T5">Ankitkumar Singh</text:span></text:p>
      <text:p text:style-name="P4"/>
      <text:p text:style-name="P1">#include&lt;stdio.h&gt;</text:p>
      <text:p text:style-name="P1">const int threshold=10;</text:p>
      <text:p text:style-name="P1">const int m=1024;</text:p>
      <text:p text:style-name="P1">__global__ void selection_sort(int *data, int left, int right)</text:p>
      <text:p text:style-name="P1">{</text:p>
      <text:p text:style-name="P1"><text:tab/>int temp,i,j;</text:p>
      <text:p text:style-name="P1"><text:tab/>//printf("in selection sort\n");</text:p>
      <text:p text:style-name="P1"><text:s text:c="4"/>for(i=left;i&lt;right; i++)</text:p>
      <text:p text:style-name="P1"><text:s text:c="4"/><text:tab/> for(j=i+1;j&lt;=right;j++)</text:p>
      <text:p text:style-name="P1"><text:s text:c="4"/><text:tab/><text:tab/>if(data[i] &gt; data[j])</text:p>
      <text:p text:style-name="P1"><text:s text:c="4"/><text:tab/><text:tab/>{</text:p>
      <text:p text:style-name="P1"><text:s text:c="4"/><text:tab/><text:tab/><text:tab/>temp=data[i];</text:p>
      <text:p text:style-name="P1"><text:s text:c="4"/><text:tab/><text:tab/><text:tab/>data[i]=data[j];</text:p>
      <text:p text:style-name="P1"><text:s text:c="4"/><text:tab/><text:tab/><text:tab/>data[j]=temp;</text:p>
      <text:p text:style-name="P1"><text:s text:c="4"/><text:tab/><text:tab/>}</text:p>
      <text:p text:style-name="P1">}</text:p>
      <text:p text:style-name="P1"/>
      <text:p text:style-name="P1">__global__ void partition(int *a,int left,int right,int pivot,int *al,int *ah)</text:p>
      <text:p text:style-name="P1">{</text:p>
      <text:p text:style-name="P1"/>
      <text:p text:style-name="P1"/>
      <text:p text:style-name="P1"><text:tab/>int l,h,i;</text:p>
      <text:p text:style-name="P1"><text:tab/>int diff=(right-left+1)/m;</text:p>
      <text:p text:style-name="P1"><text:tab/>int k1=threadIdx.x*diff+left;</text:p>
      <text:p text:style-name="P1"><text:tab/>int k2=k1+diff-1;</text:p>
      <text:p text:style-name="P1"><text:tab/>if(threadIdx.x==m-1)</text:p>
      <text:p text:style-name="P1"><text:tab/><text:tab/>k2=right;</text:p>
      <text:p text:style-name="P1">//<text:tab/>printf("in partition %d %d and k1= %d <text:s/>k2= %d \n",left,right,k1,k2);</text:p>
      <text:p text:style-name="P1"><text:tab/>l=h=k1;</text:p>
      <text:p text:style-name="P1"><text:tab/>for(i=k1;i&lt;=k2;i++)</text:p>
      <text:p text:style-name="P1"><text:tab/><text:tab/>{</text:p>
      <text:p text:style-name="P1"><text:tab/><text:tab/><text:tab/>al[i]=ah[i]=-999;</text:p>
      <text:p text:style-name="P1"><text:tab/><text:tab/>}</text:p>
      <text:p text:style-name="P1"><text:tab/>for(i=k1;i&lt;=k2;i++)</text:p>
      <text:p text:style-name="P1"><text:soft-page-break/><text:tab/>{</text:p>
      <text:p text:style-name="P1"><text:tab/><text:tab/>if(a[i] &lt; pivot)</text:p>
      <text:p text:style-name="P1"><text:tab/><text:tab/>{</text:p>
      <text:p text:style-name="P1"><text:tab/><text:tab/><text:tab/>al[l++]=a[i]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f(a[i] &gt; pivot)</text:p>
      <text:p text:style-name="P1"><text:tab/><text:tab/><text:tab/>{</text:p>
      <text:p text:style-name="P1"><text:tab/><text:tab/><text:tab/><text:tab/>ah[h++]=a[i]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/>
      <text:p text:style-name="P1">}</text:p>
      <text:p text:style-name="P1">//__global__</text:p>
      <text:p text:style-name="P1">void quicksort(int *a, const int left, const int right)</text:p>
      <text:p text:style-name="P1">{</text:p>
      <text:p text:style-name="P1"><text:tab/>//printf("in quick sort %d %d \n",left,right);</text:p>
      <text:p text:style-name="P1"><text:s text:c="4"/>if (right-left &lt;= threshold)</text:p>
      <text:p text:style-name="P1"><text:s text:c="4"/>{</text:p>
      <text:p text:style-name="P1"><text:s text:c="4"/><text:tab/>int *ad;</text:p>
      <text:p text:style-name="P1"><text:s text:c="4"/><text:tab/>cudaMalloc((void **)&amp;ad,(right-left+1)*sizeof(int));</text:p>
      <text:p text:style-name="P1"><text:s text:c="4"/><text:tab/>cudaMemcpy(ad,a,(right-left+1)*sizeof(int),cudaMemcpyHostToDevice);</text:p>
      <text:p text:style-name="P1"><text:s text:c="8"/>selection_sort&lt;&lt;&lt;1,1&gt;&gt;&gt;(ad, left, right);</text:p>
      <text:p text:style-name="P1"><text:s text:c="8"/>cudaMemcpy(a,ad,(right-left+1)*sizeof(int),cudaMemcpyDeviceToHost);</text:p>
      <text:p text:style-name="P1"><text:s text:c="8"/>return;</text:p>
      <text:p text:style-name="P1"><text:s text:c="4"/>}</text:p>
      <text:p text:style-name="P1"><text:s text:c="4"/>int pivot=a[left];</text:p>
      <text:p text:style-name="P1"><text:s text:c="4"/>int *al,*ah;</text:p>
      <text:p text:style-name="P1"><text:s text:c="4"/>int *ad;</text:p>
      <text:p text:style-name="P1"><text:s text:c="4"/>cudaMalloc((void **)&amp;ad,(right-left+1)*sizeof(int));</text:p>
      <text:p text:style-name="P1"><text:s text:c="4"/>cudaMalloc((void **)&amp;al,(right-left+1)*sizeof(int));</text:p>
      <text:p text:style-name="P1"><text:s text:c="4"/>cudaMalloc((void **)&amp;ah,(right-left+1)*sizeof(int));</text:p>
      <text:p text:style-name="P1"/>
      <text:p text:style-name="P1"><text:soft-page-break/><text:s text:c="4"/>cudaMemcpy(ad,a,(right-left+1)*sizeof(int),cudaMemcpyHostToDevice);</text:p>
      <text:p text:style-name="P1"/>
      <text:p text:style-name="P1"><text:s text:c="4"/>partition&lt;&lt;&lt;1,m&gt;&gt;&gt;(ad,left,right,pivot,al,ah);</text:p>
      <text:p text:style-name="P1"/>
      <text:p text:style-name="P1"><text:s text:c="4"/>int al_h[right-left+1],ah_h[right-left+1];</text:p>
      <text:p text:style-name="P1"/>
      <text:p text:style-name="P1"><text:s text:c="8"/>cudaMemcpy(al_h,al,(right-left+1)*sizeof(int),cudaMemcpyDeviceToHost);</text:p>
      <text:p text:style-name="P1"/>
      <text:p text:style-name="P1"><text:s text:c="8"/>cudaMemcpy(ah_h,ah,(right-left+1)*sizeof(int),cudaMemcpyDeviceToHost);</text:p>
      <text:p text:style-name="P1"/>
      <text:p text:style-name="P1"><text:s text:c="4"/>int i=0,k=0;</text:p>
      <text:p text:style-name="P1"/>
      <text:p text:style-name="P1"><text:s text:c="4"/>while(i &lt; right-left+1)</text:p>
      <text:p text:style-name="P1"><text:s text:c="4"/>{</text:p>
      <text:p text:style-name="P1"><text:s text:c="4"/><text:tab/>while(al_h[i]==-999 &amp;&amp; i &lt; right-left+1)</text:p>
      <text:p text:style-name="P1"><text:s text:c="4"/><text:tab/><text:tab/><text:tab/>i++;</text:p>
      <text:p text:style-name="P1"><text:s text:c="4"/><text:tab/>while(al_h[i]!=-999 &amp;&amp; i &lt; right-left+1)</text:p>
      <text:p text:style-name="P1"><text:s text:c="4"/><text:tab/>{</text:p>
      <text:p text:style-name="P1"><text:s text:c="4"/><text:tab/><text:tab/>al_h[k++]=al_h[i++];</text:p>
      <text:p text:style-name="P1"><text:s text:c="4"/><text:tab/>}</text:p>
      <text:p text:style-name="P1"><text:s text:c="4"/>}</text:p>
      <text:p text:style-name="P1"/>
      <text:p text:style-name="P1"/>
      <text:p text:style-name="P1"><text:s text:c="4"/>//quicksort&lt;&lt;&lt;1,1&gt;&gt;&gt;(al,0,k-1);</text:p>
      <text:p text:style-name="P1"><text:s text:c="4"/>quicksort(al_h,0,k-1);</text:p>
      <text:p text:style-name="P1"><text:s text:c="4"/>int p=left;</text:p>
      <text:p text:style-name="P1"><text:s text:c="4"/>int x=0;</text:p>
      <text:p text:style-name="P1"><text:s text:c="3"/>// printf("array al");</text:p>
      <text:p text:style-name="P1"><text:s text:c="8"/>while(x &lt; k)</text:p>
      <text:p text:style-name="P1"><text:s text:c="8"/>{</text:p>
      <text:p text:style-name="P1"><text:s text:c="8"/><text:tab/>a[p++]=al_h[x++];</text:p>
      <text:p text:style-name="P1"><text:s text:c="8"/><text:tab/>//printf("%d <text:s/>",a[p]);</text:p>
      <text:p text:style-name="P1"/>
      <text:p text:style-name="P1"><text:s text:c="8"/>}</text:p>
      <text:p text:style-name="P1"><text:s text:c="8"/>a[p]=pivot;</text:p>
      <text:p text:style-name="P1"><text:s text:c="4"/>i=0;</text:p>
      <text:p text:style-name="P1"><text:soft-page-break/><text:s text:c="4"/>k=0;</text:p>
      <text:p text:style-name="P1"><text:s text:c="4"/>while(i &lt; right-left+1)</text:p>
      <text:p text:style-name="P1"><text:s text:c="4"/>{</text:p>
      <text:p text:style-name="P1"><text:s text:c="6"/><text:tab/>while(ah_h[i]==-999 &amp;&amp; i &lt; right-left+1)</text:p>
      <text:p text:style-name="P1"><text:s text:c="4"/><text:tab/><text:tab/>i++;</text:p>
      <text:p text:style-name="P1"><text:s text:c="7"/><text:tab/>while(ah_h[i]!=-999 &amp;&amp; i &lt; right-left+1)</text:p>
      <text:p text:style-name="P1"><text:s text:c="7"/><text:tab/>{</text:p>
      <text:p text:style-name="P1"><text:s text:c="7"/><text:tab/><text:tab/>ah_h[k++]=ah_h[i++];</text:p>
      <text:p text:style-name="P1"><text:s text:c="7"/><text:tab/>}</text:p>
      <text:p text:style-name="P1"><text:s text:c="4"/>}</text:p>
      <text:p text:style-name="P1"><text:s text:c="4"/>//quicksort&lt;&lt;&lt;1,1&gt;&gt;&gt;(ah,0,k-1);</text:p>
      <text:p text:style-name="P1"><text:s text:c="4"/>quicksort(ah_h,0,k-1);</text:p>
      <text:p text:style-name="P1"><text:s text:c="4"/>i=0;</text:p>
      <text:p text:style-name="P1"><text:s text:c="4"/>p++;</text:p>
      <text:p text:style-name="P1"><text:s text:c="8"/>while(i &lt; k)</text:p>
      <text:p text:style-name="P1"><text:s text:c="8"/>{</text:p>
      <text:p text:style-name="P1"><text:s text:c="8"/><text:tab/>a[p++]=ah_h[i++];</text:p>
      <text:p text:style-name="P1"/>
      <text:p text:style-name="P1"><text:s text:c="8"/>}</text:p>
      <text:p text:style-name="P1"/>
      <text:p text:style-name="P1">}</text:p>
      <text:p text:style-name="P1"/>
      <text:p text:style-name="P1"/>
      <text:p text:style-name="P1">int main()</text:p>
      <text:p text:style-name="P1">{</text:p>
      <text:p text:style-name="P1"><text:tab/>int n ;</text:p>
      <text:p text:style-name="P1"><text:tab/>printf("\n Enter number of elements :"); <text:s text:c="2"/>//you can give any large number</text:p>
      <text:p text:style-name="P1"><text:tab/>scanf("%d",&amp;n);</text:p>
      <text:p text:style-name="P1"><text:tab/>int a[n];</text:p>
      <text:p text:style-name="P1"><text:tab/>time_t t;</text:p>
      <text:p text:style-name="P1"><text:s text:c="4"/>srand((unsigned)time(&amp;t));</text:p>
      <text:p text:style-name="P1"/>
      <text:p text:style-name="P1"><text:s text:c="4"/>for (unsigned i = 0 ; i &lt; n ; i++)</text:p>
      <text:p text:style-name="P1"><text:s text:c="4"/>{</text:p>
      <text:p text:style-name="P1"><text:s text:c="4"/><text:tab/> <text:s text:c="3"/><text:tab/> <text:s text:c="3"/><text:tab/><text:tab/>a[i]=rand()%n;</text:p>
      <text:p text:style-name="P1"><text:s text:c="4"/>}</text:p>
      <text:p text:style-name="P1"><text:s text:c="4"/>printf("\n\n original array\n");</text:p>
      <text:p text:style-name="P1"><text:s text:c="4"/>for(int i=0; i &lt; n;i++)</text:p>
      <text:p text:style-name="P1"><text:soft-page-break/><text:s text:c="4"/><text:tab/>printf("%d\t ",a[i]);</text:p>
      <text:p text:style-name="P1"><text:s text:c="4"/>quicksort(a,0,n-1);</text:p>
      <text:p text:style-name="P1"><text:s text:c="4"/>printf("\n\n after sorting\n");</text:p>
      <text:p text:style-name="P1"><text:s text:c="4"/>for(int i=0; i &lt; n;i++)</text:p>
      <text:p text:style-name="P1"><text:s text:c="8"/><text:tab/>printf("%d\t ",a[i]);</text:p>
      <text:p text:style-name="P1"/>
      <text:p text:style-name="P1"/>
      <text:p text:style-name="P1">}</text:p>
      <text:p text:style-name="P1"/>
      <text:p text:style-name="P1">/* <text:span text:style-name="T1">OUTPUT</text:span></text:p>
      <text:p text:style-name="P1">ubuntu@ubuntu-HP-Notebook:~/Desktop$ nvcc 3bPQuickSort.cu </text:p>
      <text:p text:style-name="P1">ubuntu@ubuntu-HP-Notebook:~/Desktop$ ./a.out</text:p>
      <text:p text:style-name="P1"/>
      <text:p text:style-name="P1"><text:s/>Enter number of elements :5</text:p>
      <text:p text:style-name="P1"/>
      <text:p text:style-name="P1"/>
      <text:p text:style-name="P1"><text:s/>original array</text:p>
      <text:p text:style-name="P1">2<text:tab/> 4<text:tab/> 4<text:tab/> 1<text:tab/> 3<text:tab/> </text:p>
      <text:p text:style-name="P1"/>
      <text:p text:style-name="P1"><text:s/>after sorting</text:p>
      <text:p text:style-name="P1"><text:span text:style-name="T2">1</text:span><text:tab/> <text:span text:style-name="T2">2</text:span><text:tab/> <text:span text:style-name="T2">3</text:span><text:tab/> <text:span text:style-name="T2">4</text:span><text:tab/> <text:span text:style-name="T2">4</text:span><text:tab/></text:p>
      <text:p text:style-name="P1">*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48:27.745952324</meta:creation-date>
    <dc:date>2018-10-25T12:56:57.099657027</dc:date>
    <meta:editing-duration>PT2M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5" meta:paragraph-count="143" meta:word-count="306" meta:character-count="3220" meta:non-whitespace-character-count="2532"/>
  </office:meta>
</office:document-meta>
</file>